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17.59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b2b2b2" fo:padding="0.3cm" fo:border-left="0.5pt solid #000000" fo:border-right="0.5pt solid #000000" fo:border-top="0.5pt solid #000000" fo:border-bottom="none">
        <style:background-image/>
      </style:table-cell-properties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08e2d5" officeooo:paragraph-rsid="000d552c"/>
    </style:style>
    <style:style style:name="P2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</style:tab-stops>
      </style:paragraph-properties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>
        <style:tab-stops>
          <style:tab-stop style:position="2cm" style:type="char" style:char=":"/>
        </style:tab-stops>
      </style:paragraph-properties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06a903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2cm" style:type="char" style:char=":"/>
          <style:tab-stop style:position="2.494cm"/>
        </style:tab-stops>
      </style:paragraph-properties>
      <style:text-properties officeooo:paragraph-rsid="001068bb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068bb" officeooo:paragraph-rsid="001068bb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0e4c0" officeooo:paragraph-rsid="0010e4c0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cm"/>
          <style:tab-stop style:position="2cm" style:type="char" style:char=":"/>
        </style:tab-stops>
      </style:paragraph-properties>
      <style:text-properties officeooo:rsid="00117628" officeooo:paragraph-rsid="00117628"/>
    </style:style>
    <style:style style:name="T1" style:family="text">
      <style:text-properties officeooo:rsid="000edf8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f650a" fo:background-color="#ffffff" loext:char-shading-value="0"/>
    </style:style>
    <style:style style:name="T4" style:family="text">
      <style:text-properties officeooo:rsid="00128758" fo:background-color="#ffffff" loext:char-shading-value="0"/>
    </style:style>
    <style:style style:name="T5" style:family="text">
      <style:text-properties fo:font-variant="normal" fo:text-transform="none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10e4c0" loext:padding="0cm" loext:border="none"/>
    </style:style>
    <style:style style:name="T7" style:family="text">
      <style:text-properties officeooo:rsid="0010e4c0"/>
    </style:style>
    <style:style style:name="T8" style:family="text">
      <style:text-properties officeooo:rsid="00128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To<text:span text:style-name="T1">:<text:tab/></text:span><text:span text:style-name="T4">Margaret_tec</text:span><text:span text:style-name="T2">@</text:span><text:span text:style-name="T4">gva</text:span><text:span text:style-name="T2">.</text:span><text:span text:style-name="T4">es</text:span></text:p>
            <text:p text:style-name="P3">From:<text:span text:style-name="T1"><text:tab/></text:span><text:span text:style-name="T2">it_departamento@</text:span><text:span text:style-name="T4">gva.es</text:span></text:p>
            <text:p text:style-name="P2">Subject:<text:span text:style-name="T1"><text:tab/></text:span><text:span text:style-name="T4">Technician's visit</text:span></text:p>
          </table:table-cell>
        </table:table-row>
        <table:table-row table:style-name="Tabla1.1">
          <table:table-cell table:style-name="Tabla1.A2" office:value-type="string">
            <text:p text:style-name="P1">Dear Margaret,</text:p>
            <text:p text:style-name="P6">I'd like to confirm you start work on Hospital administration at Monday morning at 8 am.</text:p>
            <text:p text:style-name="P6">Our address is <text:span text:style-name="T7">Av. Blasco Ibáñez 17.</text:span></text:p>
            <text:p text:style-name="P7">Our building is near the underground station Facultats.</text:p>
            <text:p text:style-name="P7">Our department is on the second floor.</text:p>
            <text:p text:style-name="P7">When you walk in to the building go straight<text:span text:style-name="T8">, </text:span>there you will find the lift.</text:p>
            <text:p text:style-name="P8">Our department is at the end of the corridor.</text:p>
            <text:p text:style-name="P8">When you arrive, please report to Mr. Martinez.</text:p>
            <text:p text:style-name="P8">You can contact me on telephone extension 437580.</text:p>
            <text:p text:style-name="P8">Enrique Martinez.</text:p>
            <text:p text:style-name="P8"><text:span text:style-name="T8">IT department</text:span>.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2:08:05.028877637</meta:creation-date>
    <dc:date>2022-12-17T12:54:12.178607246</dc:date>
    <meta:editing-duration>PT9M12S</meta:editing-duration>
    <meta:editing-cycles>3</meta:editing-cycles>
    <meta:generator>LibreOffice/7.4.3.2$Linux_X86_64 LibreOffice_project/40$Build-2</meta:generator>
    <meta:document-statistic meta:table-count="1" meta:image-count="0" meta:object-count="0" meta:page-count="1" meta:paragraph-count="14" meta:word-count="91" meta:character-count="556" meta:non-whitespace-character-count="479"/>
  </office:meta>
</office:document-meta>
</file>